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9pt" style:font-size-asian="9pt" style:font-size-complex="9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line-height="150%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00%"/>
      <style:text-properties fo:font-size="8pt" fo:font-style="italic" style:font-size-asian="7pt" style:font-style-asian="italic" style:font-size-complex="8pt" style:font-style-complex="italic"/>
    </style:style>
    <style:style style:name="T1" style:family="text">
      <style:text-properties style:font-name="Courier 10 Pitch" fo:font-size="9pt" style:font-size-asian="9pt" style:font-size-complex="9pt"/>
    </style:style>
    <style:style style:name="T2" style:family="text">
      <style:text-properties style:font-name="Times New Roman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Quiz: CRTP</text:p>
      <text:p text:style-name="Standard"/>
      <text:p text:style-name="P4">Студент ___________________________________________________________________ группы _____________</text:p>
      <text:p text:style-name="P4">Я подтверждаю что ответы ниже являются моими собственными и даны честно _______________________</text:p>
      <text:p text:style-name="P6"><text:s text:c="193"/>(число, подпись)</text:p>
      <text:p text:style-name="P3">Для ответов на вопросы, помеченные как (PA), возьмите отдельный лист.</text:p>
      <text:p text:style-name="P3"/>
      <text:p text:style-name="P3">Внимательно изучите следующий код, вопросы ниже касаются в основном его особенностей. </text:p>
      <text:p text:style-name="P1"/>
      <text:p text:style-name="P1">#include &lt;cassert&gt; <text:s/></text:p>
      <text:p text:style-name="P1"><text:s/></text:p>
      <text:p text:style-name="P1">template &lt;typename T, typename U&gt; bool </text:p>
      <text:p text:style-name="P1">operator == (const T &amp;x, const U &amp;y) </text:p>
      <text:p text:style-name="P1">{ </text:p>
      <text:p text:style-name="P1"><text:s text:c="2"/>return !(x &lt; y) &amp;&amp; !(y &lt; x); <text:s/></text:p>
      <text:p text:style-name="P1">} </text:p>
      <text:p text:style-name="P1"/>
      <text:p text:style-name="P1">template &lt;typename T, typename U&gt; bool </text:p>
      <text:p text:style-name="P1">operator != (const T &amp;x, const U &amp;y) </text:p>
      <text:p text:style-name="P1">{ </text:p>
      <text:p text:style-name="P1"><text:s text:c="2"/>return !(x == y); <text:s/></text:p>
      <text:p text:style-name="P1">} </text:p>
      <text:p text:style-name="P1"><text:s text:c="2"/></text:p>
      <text:p text:style-name="P1">struct Pair <text:s/></text:p>
      <text:p text:style-name="P1">{ </text:p>
      <text:p text:style-name="P1"><text:s text:c="2"/>int m_x, m_y; </text:p>
      <text:p text:style-name="P1"><text:s text:c="2"/>Pair (int x, int y = 0): m_x(x), m_y(y) {} <text:s/></text:p>
      <text:p text:style-name="P1">}; <text:s/></text:p>
      <text:p text:style-name="P1"/>
      <text:p text:style-name="P1">bool </text:p>
      <text:p text:style-name="P1">operator &lt; (const Pair &amp;lhs, const Pair &amp;rhs) </text:p>
      <text:p text:style-name="P1">{ </text:p>
      <text:p text:style-name="P1"><text:s text:c="2"/>return (lhs.m_x &lt; rhs.m_x) || ((lhs.m_x == rhs.m_x) &amp;&amp; (lhs.m_y &lt; rhs.m_y)); </text:p>
      <text:p text:style-name="P1">} <text:s/></text:p>
      <text:p text:style-name="P1"><text:s text:c="2"/></text:p>
      <text:p text:style-name="P1">int </text:p>
      <text:p text:style-name="P1">main (void) </text:p>
      <text:p text:style-name="P1">{ </text:p>
      <text:p text:style-name="P1"><text:s text:c="2"/>Pair a (2); <text:s/></text:p>
      <text:p text:style-name="P1"><text:s text:c="2"/>Pair b (2, 1); <text:s/></text:p>
      <text:p text:style-name="P1"><text:s text:c="2"/>int c = 2, d = 2; </text:p>
      <text:p text:style-name="P1"><text:s text:c="2"/>/* 1 */ assert (b != a); <text:s/></text:p>
      <text:p text:style-name="P1"><text:s text:c="2"/>/* 2 */ assert (c == d); </text:p>
      <text:p text:style-name="P1"><text:s text:c="2"/>/* 3 */ assert (a == c); </text:p>
      <text:p text:style-name="P1"><text:s text:c="2"/>/* 4 */ assert (d == b); </text:p>
      <text:p text:style-name="P1"><text:s text:c="2"/>return 0; </text:p>
      <text:p text:style-name="P1">} </text:p>
      <text:p text:style-name="P1"/>
      <text:p text:style-name="P3">Везде ниже предполагается, что все asserts включены. </text:p>
      <text:p text:style-name="P3"/>
      <text:p text:style-name="P3">Q1: Охарактеризуйте как будет скомпилирован и исполнен этот код: </text:p>
      <text:p text:style-name="P3"/>
      <text:p text:style-name="P3">1) cкомпилирован и исполнен без проблем </text:p>
      <text:p text:style-name="P3">2) ошибка компиляции </text:p>
      <text:p text:style-name="P3">3) assertion failure</text:p>
      <text:p text:style-name="P3">4) run-time error </text:p>
      <text:p text:style-name="P3"/>
      <text:p text:style-name="P3">Q2 (PA): Напишите реализацию <text:span text:style-name="T3">обобщенного</text:span> operator &gt; так, чтобы прошли следующие проверки: </text:p>
      <text:p text:style-name="P3"/>
      <text:p text:style-name="P1">assert (b &gt; a); </text:p>
      <text:p text:style-name="P1">assert (!(c &gt; a));</text:p>
      <text:p text:style-name="P1">assert (a &gt; Pair (1, 3));</text:p>
      <text:p text:style-name="P3"/>
      <text:p text:style-name="P3"/>
      <text:p text:style-name="P3"><text:soft-page-break/>Q3: Есть ли среди условий 1-4 (помечены комментариями) принципиально </text:p>
      <text:p text:style-name="P3">проваливающие assertion (даже если до его проверки в реальном исполнении не </text:p>
      <text:p text:style-name="P3">дойдет)? Пометьте все (может быть больше одного или ни одного ответа). </text:p>
      <text:p text:style-name="P3">1) 1 </text:p>
      <text:p text:style-name="P3">2) 2 </text:p>
      <text:p text:style-name="P3">3) 3 </text:p>
      <text:p text:style-name="P3">4) 4 </text:p>
      <text:p text:style-name="P3"/>
      <text:p text:style-name="P3">Q4: Сколько раз (до завершения программы или первой ошибки) вызовется шаблонная </text:p>
      <text:p text:style-name="P3">функция <text:span text:style-name="T1">operator ==</text:span> ? <text:s/></text:p>
      <text:p text:style-name="P3">1) ни разу, программа не скомпилируется </text:p>
      <text:p text:style-name="P3">2) дважды </text:p>
      <text:p text:style-name="P3">3) трижды </text:p>
      <text:p text:style-name="P3">4) четырежды </text:p>
      <text:p text:style-name="P3">5) более четырех раз </text:p>
      <text:p text:style-name="P3"/>
      <text:p text:style-name="P3">Q5: Студент Шустрый решил внести оператор &lt; внутрь класса Pair следующим </text:p>
      <text:p text:style-name="P3">образом: </text:p>
      <text:p text:style-name="Standard"/>
      <text:p text:style-name="P1">struct Pair <text:s/></text:p>
      <text:p text:style-name="P1">{ </text:p>
      <text:p text:style-name="P1"><text:s text:c="2"/>int m_x, m_y; </text:p>
      <text:p text:style-name="P1"><text:s text:c="2"/>Pair (int x, int y = 0): m_x(x), m_y(y) {} </text:p>
      <text:p text:style-name="P1"><text:s text:c="2"/>bool operator &lt; (const Pair &amp;rhs) </text:p>
      <text:p text:style-name="P1"><text:s text:c="2"/>{ </text:p>
      <text:p text:style-name="P1"><text:s text:c="4"/>return (m_x &lt; rhs.m_x) || ((m_x == rhs.m_x) &amp;&amp; (m_y &lt; rhs.m_y)); </text:p>
      <text:p text:style-name="P1"><text:s text:c="2"/>} </text:p>
      <text:p text:style-name="P1">}; <text:s/></text:p>
      <text:p text:style-name="P1"/>
      <text:p text:style-name="P3">Это приведет к: </text:p>
      <text:p text:style-name="P3">1) ошибке компиляции </text:p>
      <text:p text:style-name="P3">2) появлению новых assertion failures</text:p>
      <text:p text:style-name="P3">3) run-time error </text:p>
      <text:p text:style-name="P3">4) ничего не изменится.</text:p>
      <text:p text:style-name="P3"/>
      <text:p text:style-name="P3">Q6: Отказавшись от прошлой идеи, студент Шустрый решил вместо этого сделать </text:p>
      <text:p text:style-name="P3">конструктор Pair explicit: </text:p>
      <text:p text:style-name="Standard"/>
      <text:p text:style-name="P1">struct Pair <text:s/></text:p>
      <text:p text:style-name="P1">{ </text:p>
      <text:p text:style-name="P1"><text:s text:c="2"/>int m_x, m_y; </text:p>
      <text:p text:style-name="P1"><text:s text:c="2"/>explicit Pair (int x, int y = 0): m_x(x), m_y(y) {} <text:s/></text:p>
      <text:p text:style-name="P1">}; <text:s/></text:p>
      <text:p text:style-name="P2"/>
      <text:p text:style-name="P3">Это приведет к ошибке компиляции из-за того, что: </text:p>
      <text:p text:style-name="P3">1) explicit в этом констексте является ошибкой</text:p>
      <text:p text:style-name="P3">2) explicit конструктор не может быть пустым</text:p>
      <text:p text:style-name="P3">3) внутри условий assertions используется неявное приведение типов</text:p>
      <text:p text:style-name="P3">4) ошибки компиляции не произойдет</text:p>
      <text:p text:style-name="P3"/>
      <text:p text:style-name="P3">Q7 (PA): Напишите определение структуры Triple и оператора &lt; для неё, чтобы (при неизменных обобщенных операторах сравнения) прошли следующие проверки: </text:p>
      <text:p text:style-name="P3"/>
      <text:p text:style-name="P1">Triple e (2, 0, 0); </text:p>
      <text:p text:style-name="P1">Triple f (2, 0, 0); </text:p>
      <text:p text:style-name="P1">assert (e == f); </text:p>
      <text:p text:style-name="P1">assert (2 == e); </text:p>
      <text:p text:style-name="P1">assert (Triple(2, 1, 0) != e);</text:p>
      <text:p text:style-name="P1">assert (Triple(2, 0, 1) != f);</text:p>
      <text:p text:style-name="P1"/>
      <text:p text:style-name="P1"/>
      <text:p text:style-name="P3"><text:soft-page-break/>Q8: Профессор Вальяжный предлагает заменить явный шаблонный полиморфизм на CRTP: </text:p>
      <text:p text:style-name="P3"/>
      <text:p text:style-name="P1">template &lt;typename T&gt; struct OperatorMixin {}; </text:p>
      <text:p text:style-name="P1"/>
      <text:p text:style-name="P1">template &lt;typename T&gt; bool </text:p>
      <text:p text:style-name="P1">operator == (const OperatorMixin&lt;T&gt;&amp; lhs, const OperatorMixin&lt;T&gt;&amp; rhs) </text:p>
      <text:p text:style-name="P1">{ </text:p>
      <text:p text:style-name="P1"><text:s text:c="4"/>const T&amp; d1 = static_cast&lt;const T&amp;&gt; (lhs); </text:p>
      <text:p text:style-name="P1"><text:s text:c="4"/>const T&amp; d2 = static_cast&lt;const T&amp;&gt; (rhs); </text:p>
      <text:p text:style-name="P1"/>
      <text:p text:style-name="P1"><text:s text:c="4"/>return !(d1 &lt; d2) &amp;&amp; !(d2 &lt; d1); </text:p>
      <text:p text:style-name="P1">} </text:p>
      <text:p text:style-name="P1"/>
      <text:p text:style-name="P1">template &lt;typename T&gt; bool </text:p>
      <text:p text:style-name="P1">operator != (const OperatorMixin&lt;T&gt;&amp; o1, const OperatorMixin&lt;T&gt;&amp; o2) </text:p>
      <text:p text:style-name="P1">{ </text:p>
      <text:p text:style-name="P1"><text:s text:c="4"/>return !(o1 == o2); </text:p>
      <text:p text:style-name="P1">} </text:p>
      <text:p text:style-name="P1"><text:s text:c="2"/></text:p>
      <text:p text:style-name="P1">struct Pair : public OperatorMixin&lt;Pair&gt; </text:p>
      <text:p text:style-name="P1">{ </text:p>
      <text:p text:style-name="P1"><text:s text:c="2"/>int m_x, m_y; </text:p>
      <text:p text:style-name="P1"><text:s text:c="2"/>Pair (int x, int y = 0): m_x(x), m_y(y) {} <text:s/></text:p>
      <text:p text:style-name="P1">};</text:p>
      <text:p text:style-name="P1"/>
      <text:p text:style-name="P1">bool </text:p>
      <text:p text:style-name="P1">operator &lt; (const Pair &amp;lhs, const Pair &amp;rhs) </text:p>
      <text:p text:style-name="P1">{ </text:p>
      <text:p text:style-name="P1"><text:s text:c="2"/>return (lhs.m_x &lt; rhs.m_x) || ((lhs.m_x == rhs.m_x) &amp;&amp; (lhs.m_y &lt; rhs.m_y)); </text:p>
      <text:p text:style-name="P1">} <text:s/></text:p>
      <text:p text:style-name="P3"/>
      <text:p text:style-name="P3">К сожалению, чтобы сохранить консистентность с оригиналом это приведет к необходимости:</text:p>
      <text:p text:style-name="P3"/>
      <text:p text:style-name="P3">1) инвертировать некоторые assertion checks</text:p>
      <text:p text:style-name="P3">2) добавить в некоторые assertion checks явное приведение типов</text:p>
      <text:p text:style-name="P3">3) добавить в некоторые assertion checks явное конструирование объектов</text:p>
      <text:p text:style-name="P3">4) это не приведет к необходимости менять assertion checks</text:p>
      <text:p text:style-name="P3"/>
      <text:p text:style-name="P3">Q9 (PA): Добавьте к коду профессора Вальяжного обобщенный оператор &gt;= так чтобы </text:p>
      <text:p text:style-name="P3">прошли проверки </text:p>
      <text:p text:style-name="P3"/>
      <text:p text:style-name="P1">assert (b &gt;= a); </text:p>
      <text:p text:style-name="P1">assert (Pair(c) &gt;= a);</text:p>
      <text:p text:style-name="P1"/>
      <text:p text:style-name="P3">Q10: Вернитесь к вопросу Q5. Теперь, если поверх CRTP из прошлого вопроса, </text:p>
      <text:p text:style-name="P3">студент Шустрый все-таки внесет метод operator&lt; внутрь класса это приведет к: </text:p>
      <text:p text:style-name="P3"/>
      <text:p text:style-name="P3">1) ошибке компиляции </text:p>
      <text:p text:style-name="P3">2) появлению новых assertion failures</text:p>
      <text:p text:style-name="P3">3) run-time error </text:p>
      <text:p text:style-name="P3">4) ничего не изменится</text:p>
      <text:p text:style-name="P3"/>
      <text:p text:style-name="P3">Q11 (ungraded): Какие ощущения оставил у вас этот тест</text:p>
      <text:p text:style-name="P3">1) Глаза сейчас вытекут кровью и даже этот пункт я заполняю вслепую</text:p>
      <text:p text:style-name="P3">2) Слишком легкий. Скажем, код из Q8 я мог бы написать сам. Кстати, хочу обратить ваше внимание, что <text:s/><text:span text:style-name="T1">int main (void) </text:span><text:span text:style-name="T2">это форма main, которая допустима в стандарте C, но не в стандарте C++, так что у вас ошибка в формулировке задания</text:span></text:p>
      <text:p text:style-name="P3">3) Я почему-то сейчас понял, что если пять лет писать компиляторы, то сходишь с ума</text:p>
      <text:p text:style-name="P3">4) Ничего из вышеперечисленного, просто хочу узнать результаты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3-10T10:03:19</meta:creation-date>
    <meta:print-date>2015-03-10T10:16:40</meta:print-date>
    <dc:date>2015-05-29T16:47:16</dc:date>
    <meta:editing-duration>PT01H43M51S</meta:editing-duration>
    <meta:editing-cycles>39</meta:editing-cycles>
    <meta:generator>OpenOffice.org/3.2$Unix OpenOffice.org_project/320m12$Build-9483</meta:generator>
    <meta:document-statistic meta:table-count="0" meta:image-count="0" meta:object-count="0" meta:page-count="3" meta:paragraph-count="146" meta:word-count="789" meta:character-count="5057"/>
  </office:meta>
</office:document-meta>
</file>